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outline1">
      <style:graphic-properties fo:min-height="5.559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2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layer="layout" svg:width="12.687cm" svg:height="14cm" svg:x="1cm" svg:y="5.5cm" presentation:class="outline" presentation:placeholder="true">
          <draw:text-box/>
        </draw:frame>
        <draw:frame presentation:style-name="pr3" draw:layer="layout" svg:width="12.687cm" svg:height="6.677cm" svg:x="14.322cm" svg:y="5.5cm" presentation:class="outline" presentation:placeholder="true">
          <draw:text-box/>
        </draw:frame>
        <draw:frame presentation:style-name="pr3" draw:layer="layout" svg:width="12.687cm" svg:height="6.677cm" svg:x="14.322cm" svg:y="12.81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1">
              <text:list-item>
                <text:p>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숫자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9:07:45.543155717</meta:creation-date>
    <dc:date>2018-10-30T19:11:14.583743289</dc:date>
    <meta:editing-duration>PT3M29S</meta:editing-duration>
    <meta:editing-cycles>1</meta:editing-cycles>
    <meta:document-statistic meta:object-count="65"/>
    <meta:generator>LibreOffice/5.1.6.2$Linux_X86_64 LibreOffice_project/10m0$Build-2</meta:generator>
  </office:meta>
</office:document-meta>
</file>